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aab0" officeooo:paragraph-rsid="0009aab0"/>
    </style:style>
    <style:style style:name="P2" style:family="paragraph" style:parent-style-name="Standard">
      <style:text-properties officeooo:rsid="0009aab0" officeooo:paragraph-rsid="0009aab0"/>
    </style:style>
    <style:style style:name="P3" style:family="paragraph" style:parent-style-name="Standard">
      <style:text-properties officeooo:rsid="000ac6e2" officeooo:paragraph-rsid="000ac6e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t <text:span text:style-name="T1">atributos</text:span> from nomeTabla <text:span text:style-name="T1">where</text:span> atributo (comparación);</text:p>
      <text:p text:style-name="P1">""" num <text:span text:style-name="T1">is</text:span> null;</text:p>
      <text:p text:style-name="P1">""" num <text:span text:style-name="T1">is not</text:span> null; <text:s text:c="11"/>--&gt; is es cuando solo es nulo</text:p>
      <text:p text:style-name="P1">!= <text:s text:c="2"/>--&gt;no igual</text:p>
      <text:p text:style-name="P1">...<text:span text:style-name="T1">order by</text:span> atributo desc/asc <text:s text:c="3"/>--&gt; ordenado por atributo</text:p>
      <text:p text:style-name="P1">select sum(salario) from tabla; <text:s text:c="10"/>hace la suma de todos los salarios</text:p>
      <text:p text:style-name="P1">select atributo+atributo from tabla; <text:s text:c="3"/>hace la suma de los atributos(suma de columna)</text:p>
      <text:p text:style-name="P1">select <text:span text:style-name="T1">count</text:span>(salario) from tabla; <text:s text:c="8"/>hace la cuenta de cuantos salarios hay</text:p>
      <text:p text:style-name="P1">...<text:span text:style-name="T1">coalesce</text:span>(salario, 0)...; <text:s text:c="21"/>hace que los nulos sean 0</text:p>
      <text:p text:style-name="P1">select <text:span text:style-name="T1">sum</text:span>(salario) sumaTotal from tabla; <text:s text:c="7"/>hace que la tabla pase de llamarse sum a sumaTotal</text:p>
      <text:p text:style-name="P1">select <text:span text:style-name="T1">distinct</text:span> atributo from tabla;</text:p>
      <text:p text:style-name="P1">select <text:span text:style-name="T1">sum(coalesce(atributo, 0) + coalesce(atributo, 0))</text:span> from tabla;</text:p>
      <text:p text:style-name="P1">select atributo from tabla group by atributo having sum(atributo)&gt;1000;</text:p>
      <text:p text:style-name="P1">select avg(atributo) from tabla; <text:s text:c="11"/>hace la media del atributo</text:p>
      <text:p text:style-name="P1">select sum(atributo)/count(atributo) from tabla; <text:s text:c="10"/>hace la media del atributo (con 0 decimales)</text:p>
      <text:p text:style-name="P1">select avg(coalesce(atributo, 0)) from tabla; <text:s text:c="8"/>hace la media, haciendo que los nulos sean 0</text:p>
      <text:p text:style-name="P1">select substr('texto', nº de inicio de salir, cuantas letras lee);</text:p>
      <text:p text:style-name="P1">select substr('texto', 2); <text:s text:c="8"/>--&gt; <text:s text:c="5"/>exto</text:p>
      <text:p text:style-name="P1">... order by to_number(substr(atributo, nº), '99'); <text:s text:c="13"/>pasa string a numero</text:p>
      <text:p text:style-name="P3">select atributo from tabla where atributo <text:span text:style-name="T1">in</text:span> (select =atributo from otraTabla)</text:p>
      <text:p text:style-name="P3">select tabla.atributo from tabla, tabla2 where tabla.atributo=tabla2.atributo</text:p>
      <text:p text:style-name="P3">...from tabla left/right/full join tabla2 on atributo&gt;1; <text:s text:c="8"/>(pone los nulos en la otra tabla)</text:p>
      <text:p text:style-name="P3">... where atributo like '%a%' <text:s text:c="28"/>(para que se muetre solo lo que tenga en el atributo a)</text:p>
      <text:p text:style-name="P3">... 'o%' <text:s text:c="9"/>al principio <text:s text:c="13"/>... '%o' <text:s text:c="5"/>al final <text:s text:c="9"/>'_a%' <text:s text:c="5"/>en la segund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6:27:57.737000000</meta:creation-date>
    <dc:date>2022-12-13T18:27:56.856000000</dc:date>
    <meta:editing-duration>PT30M38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4" meta:word-count="238" meta:character-count="1739" meta:non-whitespace-character-count="1332"/>
  </office:meta>
</office:document-meta>
</file>